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8def5" officeooo:paragraph-rsid="0018def5"/>
    </style:style>
    <style:style style:name="P6" style:family="paragraph" style:parent-style-name="Text_20_body">
      <style:text-properties officeooo:rsid="0018def5" officeooo:paragraph-rsid="00286adc"/>
    </style:style>
    <style:style style:name="P7" style:family="paragraph" style:parent-style-name="Text_20_body">
      <style:text-properties officeooo:rsid="0019a9ee" officeooo:paragraph-rsid="0019a9ee"/>
    </style:style>
    <style:style style:name="P8" style:family="paragraph" style:parent-style-name="Text_20_body">
      <style:text-properties officeooo:rsid="001b38d0" officeooo:paragraph-rsid="001b38d0"/>
    </style:style>
    <style:style style:name="P9" style:family="paragraph" style:parent-style-name="Text_20_body">
      <style:text-properties officeooo:rsid="001baaf4" officeooo:paragraph-rsid="001baaf4"/>
    </style:style>
    <style:style style:name="P10" style:family="paragraph" style:parent-style-name="Text_20_body">
      <style:text-properties officeooo:rsid="001d779c" officeooo:paragraph-rsid="001d779c"/>
    </style:style>
    <style:style style:name="P11" style:family="paragraph" style:parent-style-name="Text_20_body">
      <style:text-properties officeooo:rsid="0021fb73" officeooo:paragraph-rsid="0021fb73"/>
    </style:style>
    <style:style style:name="P12" style:family="paragraph" style:parent-style-name="Text_20_body">
      <style:text-properties officeooo:rsid="002375bf" officeooo:paragraph-rsid="002375bf"/>
    </style:style>
    <style:style style:name="P13" style:family="paragraph" style:parent-style-name="Text_20_body">
      <style:text-properties officeooo:rsid="0026c358" officeooo:paragraph-rsid="0026c358"/>
    </style:style>
    <style:style style:name="P14" style:family="paragraph" style:parent-style-name="Text_20_body">
      <style:text-properties officeooo:rsid="002f173e" officeooo:paragraph-rsid="002f173e"/>
    </style:style>
    <style:style style:name="P15" style:family="paragraph" style:parent-style-name="Standard">
      <style:text-properties officeooo:rsid="001475a2" officeooo:paragraph-rsid="001475a2"/>
    </style:style>
    <style:style style:name="P16" style:family="paragraph" style:parent-style-name="Standard">
      <style:text-properties officeooo:rsid="003411f1" officeooo:paragraph-rsid="003411f1"/>
    </style:style>
    <style:style style:name="P17" style:family="paragraph" style:parent-style-name="Heading_20_2">
      <style:text-properties officeooo:rsid="0010ebd4" officeooo:paragraph-rsid="0010ebd4"/>
    </style:style>
    <style:style style:name="P18" style:family="paragraph" style:parent-style-name="Heading_20_1">
      <style:paragraph-properties fo:text-align="center" style:justify-single-word="false"/>
    </style:style>
    <style:style style:name="P19" style:family="paragraph" style:parent-style-name="Text_20_body" style:list-style-name="L1">
      <style:text-properties officeooo:rsid="00175dde" officeooo:paragraph-rsid="00175dde"/>
    </style:style>
    <style:style style:name="P20" style:family="paragraph" style:parent-style-name="Text_20_body">
      <style:text-properties officeooo:rsid="0010ebd4" officeooo:paragraph-rsid="001475a2"/>
    </style:style>
    <style:style style:name="P21" style:family="paragraph" style:parent-style-name="Text_20_body">
      <style:text-properties officeooo:rsid="002375bf" officeooo:paragraph-rsid="0021fb73"/>
    </style:style>
    <style:style style:name="P22" style:family="paragraph" style:parent-style-name="Text_20_body" style:list-style-name="L76">
      <style:text-properties officeooo:rsid="001baaf4" officeooo:paragraph-rsid="001baaf4"/>
    </style:style>
    <style:style style:name="P23" style:family="paragraph" style:parent-style-name="Text_20_body">
      <style:text-properties officeooo:rsid="00328e4b" officeooo:paragraph-rsid="00328e4b"/>
    </style:style>
    <style:style style:name="P24" style:family="paragraph" style:parent-style-name="Text_20_body">
      <style:text-properties officeooo:paragraph-rsid="002f173e"/>
    </style:style>
    <style:style style:name="P25" style:family="paragraph" style:parent-style-name="Text_20_body">
      <style:text-properties officeooo:rsid="0012d8e3" officeooo:paragraph-rsid="0012d8e3"/>
    </style:style>
    <style:style style:name="P26" style:family="paragraph" style:parent-style-name="Text_20_body">
      <style:text-properties officeooo:rsid="0034003f" officeooo:paragraph-rsid="0034003f"/>
    </style:style>
    <style:style style:name="P27" style:family="paragraph" style:parent-style-name="Text_20_body">
      <style:text-properties officeooo:rsid="003411f1" officeooo:paragraph-rsid="003411f1"/>
    </style:style>
    <style:style style:name="P28" style:family="paragraph" style:parent-style-name="Text_20_body" style:list-style-name="L2">
      <style:text-properties officeooo:rsid="003411f1" officeooo:paragraph-rsid="003411f1"/>
    </style:style>
    <style:style style:name="P29" style:family="paragraph" style:parent-style-name="Text_20_body">
      <style:text-properties officeooo:rsid="001475a2" officeooo:paragraph-rsid="003411f1"/>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officeooo:rsid="00210619"/>
    </style:style>
    <style:style style:name="T2" style:family="text">
      <style:text-properties fo:font-weight="bold" style:font-weight-asian="bold" style:font-weight-complex="bold"/>
    </style:style>
    <style:style style:name="T3" style:family="text">
      <style:text-properties officeooo:rsid="00328e4b"/>
    </style:style>
    <style:style style:name="T4" style:family="text">
      <style:text-properties officeooo:rsid="003411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934_1266146281"/>Destin – <text:span text:style-name="T3">Création de civilisation</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934_1266146281" text:style-name="Internet_20_link" text:visited-style-name="Internet_20_link">Destin – Création de civilisation</text:a><text:tab/>1</text:p>
          <text:p text:style-name="P30"><text:a xlink:type="simple" xlink:href="#__RefHeading___Toc1567_2107091675" text:style-name="Internet_20_link" text:visited-style-name="Internet_20_link">I Caractéristiques de l'aventure</text:a><text:tab/>1</text:p>
          <text:p text:style-name="P32"><text:a xlink:type="simple" xlink:href="#__RefHeading___Toc1569_2107091675" text:style-name="Internet_20_link" text:visited-style-name="Internet_20_link">A Description</text:a><text:tab/>1</text:p>
          <text:p text:style-name="P32"><text:a xlink:type="simple" xlink:href="#__RefHeading___Toc1571_2107091675" text:style-name="Internet_20_link" text:visited-style-name="Internet_20_link">B Caractéristiques de base</text:a><text:tab/>1</text:p>
          <text:p text:style-name="P30"><text:a xlink:type="simple" xlink:href="#__RefHeading__1461_769659882" text:style-name="Internet_20_link" text:visited-style-name="Internet_20_link">II Caractéristiques obligatoires de personnage</text:a><text:tab/>1</text:p>
          <text:p text:style-name="P30"><text:a xlink:type="simple" xlink:href="#__RefHeading___Toc2200_2107091675" text:style-name="Internet_20_link" text:visited-style-name="Internet_20_link">III Caractérisation des autres personnages</text:a><text:tab/>2</text:p>
          <text:p text:style-name="P32"><text:a xlink:type="simple" xlink:href="#__RefHeading___Toc2202_2107091675" text:style-name="Internet_20_link" text:visited-style-name="Internet_20_link">A Liste de noms</text:a><text:tab/>2</text:p>
          <text:p text:style-name="P32"><text:a xlink:type="simple" xlink:href="#__RefHeading___Toc2204_2107091675" text:style-name="Internet_20_link" text:visited-style-name="Internet_20_link">B Liste de prénoms</text:a><text:tab/>2</text:p>
          <text:p text:style-name="P30"><text:a xlink:type="simple" xlink:href="#__RefHeading___Toc1573_2107091675" text:style-name="Internet_20_link" text:visited-style-name="Internet_20_link">IV Événements cruciaux</text:a><text:tab/>2</text:p>
          <text:p text:style-name="P30"><text:a xlink:type="simple" xlink:href="#__RefHeading___Toc2208_2107091675" text:style-name="Internet_20_link" text:visited-style-name="Internet_20_link">V Autres événements à ajouter</text:a><text:tab/>2</text:p>
        </text:index-body>
      </text:table-of-content>
      <text:h text:style-name="P17"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23">Création d'une civilisation <text:s/>de l'antiquité selon un ensemble de critère puis suite d'évéements relatant son évolution.</text:p>
      <text:p text:style-name="P10"/>
      <text:h text:style-name="Heading_20_3" text:outline-level="3"><text:bookmark-start text:name="__RefHeading___Toc1571_2107091675"/>Caractéristiques de base<text:bookmark-end text:name="__RefHeading___Toc1571_2107091675"/></text:h>
      <text:p text:style-name="P1">Aventure de type <text:span text:style-name="T3">historique</text:span>.</text:p>
      <text:p text:style-name="P4">Thèmes : </text:p>
      <text:list xml:id="list3195361251097675086" text:style-name="L1">
        <text:list-item>
          <text:p text:style-name="P19">Principaux : Antiquité.</text:p>
        </text:list-item>
        <text:list-item>
          <text:p text:style-name="P19">Complémentaires : Famille. Guerre. Complots.</text:p>
        </text:list-item>
      </text:list>
      <text:p text:style-name="P3">Vitesse : un tour par mois.</text:p>
      <text:p text:style-name="P3">Proba d'aucun événement : </text:p>
      <text:p text:style-name="P3"/>
      <text:h text:style-name="Heading_20_3" text:outline-level="3">Déroulement</text:h>
      <text:p text:style-name="P26">Le tronc d'<text:span text:style-name="T2">événements de base</text:span> est d'abord le choix de toutes <text:span text:style-name="T4">l</text:span>es caractéristiques de <text:span text:style-name="T4">la</text:span> civilisation qu'on va jouer (cf schéma Phase de création.graphml). Puis c'est une très longue série d'événement<text:span text:style-name="T4">s</text:span> aléatoires dépendant de tous les choix précédents qui ser<text:span text:style-name="T4">o</text:span>nt lancés jusqu'à ce que la civilisation <text:span text:style-name="T4">soit détruite par l'un d'eux ou qu'un certain nombre d'années soit écoulé et que la civilisation ait donc survécu au temps.</text:span></text:p>
      <text:p text:style-name="P26"/>
      <text:p text:style-name="P27">Les <text:span text:style-name="T2">événements semi aléatoires</text:span> sont donc l'énorme masse du jeu.</text:p>
      <text:p text:style-name="P27"/>
      <text:p text:style-name="P27">Les <text:span text:style-name="T2">événements conditionnels</text:span> sont entre autres : </text:p>
      <text:p text:style-name="P27">- la fin de la civilisation (si elle est anéantie ou insérée dans un peuple qui détruit sa culture)</text:p>
      <text:p text:style-name="P27"><text:soft-page-break/>- un compte rendu régulier, tous les ans ou tous les X années</text:p>
      <text:p text:style-name="P27"/>
      <text:p text:style-name="P1"/>
      <text:h text:style-name="P17" text:outline-level="2"><text:bookmark-start text:name="__RefHeading__1461_769659882"/>Caractéristiques obligatoires de <text:span text:style-name="T4">civilisation</text:span><text:bookmark-end text:name="__RefHeading__1461_769659882"/></text:h>
      <text:p text:style-name="P2"/>
      <text:p text:style-name="P15"><text:span text:style-name="T2">Définitives</text:span> : <text:span text:style-name="T4">tous les choix de civilisations faits au début sont définitifs. Dans ce jeu le concept de civilisation est très stric et un changement à des lois ancestrales est considéré comme un changement de civilisation. De petites exceptions pourront être acceptées de temps à autres, par un exemple un peuple semi-nomade qui deveint sédentaire parce qu'on considère depuis le début qu'il cherchait un endroit où s'installer. Mais par contre un peuple nomade qui devient sédentaire change tellement de façon de vivre qu'il devient une autre civilisation et donc diapraît.</text:span></text:p>
      <text:p text:style-name="P16">Note : cet avertissement précédent devrait peut-être être fait au début de l'aventure.</text:p>
      <text:p text:style-name="P2"/>
      <text:p text:style-name="P29"><text:span text:style-name="T2">Variables</text:span> : <text:span text:style-name="T4">énormément de caractéristiques variabls et temporaires seont ajoutées en cours d'aventure mais certaines seront particulièrement importantes et en général affichées au fur et à emsure de leur évoluation : </text:span></text:p>
      <text:list xml:id="list5837828034395502853" text:style-name="L2">
        <text:list-item>
          <text:p text:style-name="P28">population approximative</text:p>
        </text:list-item>
        <text:list-item>
          <text:p text:style-name="P28">agressivité</text:p>
        </text:list-item>
        <text:list-item>
          <text:p text:style-name="P28">autosuffisance (nourriture essentiellement)</text:p>
        </text:list-item>
        <text:list-item>
          <text:p text:style-name="P28">créativité</text:p>
        </text:list-item>
        <text:list-item>
          <text:p text:style-name="P28">conservatisme</text:p>
        </text:list-item>
      </text:list>
      <text:h text:style-name="Heading_20_2" text:outline-level="2"><text:bookmark-start text:name="__RefHeading___Toc2200_2107091675"/>Caractérisation des autres personnages<text:bookmark-end text:name="__RefHeading___Toc2200_2107091675"/></text:h>
      <text:p text:style-name="P11">Parfois les personnages ne sont que des caractéristiques du personnage principal mais parfois ils ont suffisament d'importance pour être caractérisés.</text:p>
      <text:p text:style-name="P21"/>
      <text:p text:style-name="P12"/>
      <text:h text:style-name="Heading_20_3" text:outline-level="3"><text:bookmark-start text:name="__RefHeading___Toc2202_2107091675"/>Liste de noms<text:bookmark-end text:name="__RefHeading___Toc2202_2107091675"/></text:h>
      <text:p text:style-name="P14"/>
      <text:h text:style-name="Heading_20_3" text:outline-level="3"><text:bookmark-start text:name="__RefHeading___Toc2204_2107091675"/>Liste de prénoms<text:bookmark-end text:name="__RefHeading___Toc2204_2107091675"/></text:h>
      <text:p text:style-name="P24"/>
      <text:h text:style-name="Heading_20_2" text:outline-level="2"><text:bookmark-start text:name="__RefHeading___Toc1573_2107091675"/>Événements cruciaux<text:bookmark-end text:name="__RefHeading___Toc1573_2107091675"/></text:h>
      <text:p text:style-name="P5">événements qui doivent forcément arriver :</text:p>
      <text:p text:style-name="P5"><text:span text:style-name="Strong_20_Emphasis"><text:span text:style-name="T1">Existence</text:span></text:span><text:span text:style-name="Strong_20_Emphasis"> de Rome</text:span></text:p>
      <text:p text:style-name="P5">Cet événement lancé en tout début de partie est en fait l'aventure lui-même. Il est important car tous les événements historiques seront testés sur sa durée.</text:p>
      <text:p text:style-name="P5">Condition : Histoire romaine.</text:p>
      <text:p text:style-name="P5"><text:soft-page-break/>Proba : 0</text:p>
      <text:p text:style-name="P7">Embranchements : aucun</text:p>
      <text:p text:style-name="P13">Effet durable : aucun</text:p>
      <text:p text:style-name="P8">Fin : durée "Naissance de Rome" &gt; [année romaine de fin du jeu] années</text:p>
      <text:p text:style-name="P9">Texte : </text:p>
      <text:list xml:id="list5641144534533572454" text:style-name="L76">
        <text:list-item>
          <text:p text:style-name="P22">début : Rome est fondée par Romus et Remulus</text:p>
        </text:list-item>
        <text:list-item>
          <text:p text:style-name="P22">Fin : Rome est mise à sac par les barbares, l'empire s'effondre</text:p>
        </text:list-item>
      </text:list>
      <text:p text:style-name="P6"><text:span text:style-name="Strong_20_Emphasis"/></text:p>
      <text:p text:style-name="P6"><text:span text:style-name="Strong_20_Emphasis"/></text:p>
      <text:h text:style-name="Heading_20_2" text:outline-level="2"><text:bookmark-start text:name="__RefHeading___Toc2208_2107091675"/>Autres événements à ajouter<text:bookmark-end text:name="__RefHeading___Toc2208_2107091675"/></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Class_20_haxe" style:display-name="Class haxe"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8H53S</meta:editing-duration>
    <meta:editing-cycles>404</meta:editing-cycles>
    <meta:generator>LibreOffice/5.0.4.2$Windows_x86 LibreOffice_project/2b9802c1994aa0b7dc6079e128979269cf95bc78</meta:generator>
    <dc:date>2018-05-20T15:27:34.301000000</dc:date>
    <meta:document-statistic meta:table-count="0" meta:image-count="0" meta:object-count="0" meta:page-count="3" meta:paragraph-count="54" meta:word-count="508" meta:character-count="3185" meta:non-whitespace-character-count="2742"/>
    <meta:user-defined meta:name="Info 1"/>
    <meta:user-defined meta:name="Info 2"/>
    <meta:user-defined meta:name="Info 3"/>
    <meta:user-defined meta:name="Info 4"/>
  </office:meta>
</office:document-meta>
</file>